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fo:background-color="#ffa6a6"/>
    </style:style>
    <style:style style:name="P3" style:family="paragraph" style:parent-style-name="Preformatted_20_Text">
      <style:text-properties fo:background-color="#ffa6a6"/>
    </style:style>
    <style:style style:name="T1" style:family="text">
      <style:text-properties fo:background-color="#ffa6a6" loext:char-shading-value="0"/>
    </style:style>
    <style:style style:name="T2" style:family="text">
      <style:text-properties fo:background-color="#ffa6a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tep 1: Create the "Hello, World!" C Program</text:h>
      <text:p text:style-name="Text_20_body">Create a file named <text:span text:style-name="Source_20_Text">hello.c</text:span> with the following content:</text:p>
      <text:p text:style-name="P1">c</text:p>
      <text:p text:style-name="Preformatted_20_Text"><text:span text:style-name="Source_20_Text">#include &lt;stdio.h&gt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printf("Hello, World!\n");</text:span></text:p>
      <text:p text:style-name="Preformatted_20_Text"><text:span text:style-name="Source_20_Text"><text:s text:c="4"/>return 0;</text:span></text:p>
      <text:p text:style-name="P1"><text:span text:style-name="Source_20_Text">}</text:span></text:p>
      <text:p text:style-name="Text_20_body">Save this file in a directory, for example, <text:span text:style-name="Source_20_Text">/path/to/your/c-program</text:span>.</text:p>
      <text:h text:style-name="Heading_20_3" text:outline-level="3">Step 2: Create the Dockerfile</text:h>
      <text:p text:style-name="Text_20_body">Create a file named <text:span text:style-name="Source_20_Text">Dockerfile</text:span> (without any file extension) in the same directory (<text:span text:style-name="Source_20_Text">/path/to/your/c-program</text:span>). Add the following content to the Dockerfile:</text:p>
      <text:p text:style-name="P2">Dockerfile</text:p>
      <text:p text:style-name="Preformatted_20_Text"><text:span text:style-name="Source_20_Text"><text:span text:style-name="T2"># Use an official GCC image as the base image</text:span></text:span></text:p>
      <text:p text:style-name="Preformatted_20_Text"><text:span text:style-name="Source_20_Text"><text:span text:style-name="T2">FROM gcc:latest</text:span></text:span></text:p>
      <text:p text:style-name="P3"/>
      <text:p text:style-name="Preformatted_20_Text"><text:span text:style-name="Source_20_Text"><text:span text:style-name="T2"># Set the working directory in the container</text:span></text:span></text:p>
      <text:p text:style-name="Preformatted_20_Text"><text:span text:style-name="Source_20_Text"><text:span text:style-name="T2">WORKDIR /usr/src/myapp</text:span></text:span></text:p>
      <text:p text:style-name="P3"/>
      <text:p text:style-name="Preformatted_20_Text"><text:span text:style-name="Source_20_Text"><text:span text:style-name="T2"># Copy the current directory contents into the container</text:span></text:span></text:p>
      <text:p text:style-name="Preformatted_20_Text"><text:span text:style-name="Source_20_Text"><text:span text:style-name="T2">COPY . .</text:span></text:span></text:p>
      <text:p text:style-name="P3"/>
      <text:p text:style-name="Preformatted_20_Text"><text:span text:style-name="Source_20_Text"><text:span text:style-name="T2"># Compile your C application</text:span></text:span></text:p>
      <text:p text:style-name="Preformatted_20_Text"><text:span text:style-name="Source_20_Text"><text:span text:style-name="T2">RUN gcc -o myapp hello.c</text:span></text:span></text:p>
      <text:p text:style-name="P3"/>
      <text:p text:style-name="Preformatted_20_Text"><text:span text:style-name="Source_20_Text"><text:span text:style-name="T2"># Specify the command to run on container start</text:span></text:span></text:p>
      <text:p text:style-name="P1"><text:span text:style-name="Source_20_Text"><text:span text:style-name="T2">CMD ["./myapp"]</text:span></text:span></text:p>
      <text:h text:style-name="Heading_20_3" text:outline-level="3">Step 3: Build the Docker Image</text:h>
      <text:p text:style-name="Text_20_body">Open a terminal and navigate to the directory where your <text:span text:style-name="Source_20_Text">Dockerfile</text:span> and <text:span text:style-name="Source_20_Text">hello.c</text:span> are located (<text:span text:style-name="Source_20_Text">/path/to/your/c-program</text:span>). Run the following command to build the Docker image:</text:p>
      <text:p text:style-name="P1">bash</text:p>
      <text:p text:style-name="P1"><text:span text:style-name="Source_20_Text">docker build -t my-c-hello-world .</text:span></text:p>
      <text:p text:style-name="Text_20_body">This command tells Docker to build an image with the tag <text:span text:style-name="Source_20_Text">my-c-hello-world</text:span> using the Dockerfile in the current directory (<text:span text:style-name="Source_20_Text">.</text:span>).</text:p>
      <text:h text:style-name="Heading_20_3" text:outline-level="3">Step 4: Run the Docker Container</text:h>
      <text:p text:style-name="Text_20_body">After the image is built, you can run a Docker container based on it:</text:p>
      <text:p text:style-name="P1">bash</text:p>
      <text:p text:style-name="P1"><text:span text:style-name="Source_20_Text">docker run my-c-hello-world</text:span></text:p>
      <text:p text:style-name="Text_20_body"><text:soft-page-break/>This command starts a container from the <text:span text:style-name="Source_20_Text">my-c-hello-world</text:span> image, and you should see the "Hello, World!" output.</text:p>
      <text:p text:style-name="Text_20_body">That's it! You've created a Docker image for a "Hello, World!" program in C. Adjust the file paths and names as needed for your specific project structur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6:27:36.823636074</meta:creation-date>
    <dc:date>2023-12-14T16:47:04.628271816</dc:date>
    <meta:editing-duration>PT9M27S</meta:editing-duration>
    <meta:editing-cycles>1</meta:editing-cycles>
    <meta:document-statistic meta:table-count="0" meta:image-count="0" meta:object-count="0" meta:page-count="2" meta:paragraph-count="33" meta:word-count="244" meta:character-count="1499" meta:non-whitespace-character-count="1280"/>
    <meta:generator>LibreOffice/7.3.7.2$Linux_X86_64 LibreOffice_project/30$Build-2</meta:generator>
  </office:meta>
</office:document-meta>
</file>